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tarSymbol" svg:font-family="StarSymbol"/>
    <style:font-face style:name="Tahoma" svg:font-family="Tahoma" style:font-family-generic="swiss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margin-top="0cm" fo:margin-bottom="0cm" style:contextual-spacing="false" fo:line-height="115%" fo:text-align="center" style:justify-single-word="false"/>
      <style:text-properties style:font-name="Times New Roman" officeooo:rsid="0002955f" officeooo:paragraph-rsid="0002955f"/>
    </style:style>
    <style:style style:name="P2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font-name="Times New Roman" officeooo:rsid="0002955f" officeooo:paragraph-rsid="0002955f"/>
    </style:style>
    <style:style style:name="P3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font-name="Times New Roman" officeooo:rsid="0002955f" officeooo:paragraph-rsid="0002955f"/>
    </style:style>
    <style:style style:name="P4" style:family="paragraph" style:parent-style-name="Standard" style:list-style-name="L2">
      <style:paragraph-properties fo:margin-top="0cm" fo:margin-bottom="0cm" style:contextual-spacing="false" fo:line-height="115%" fo:text-align="start" style:justify-single-word="false"/>
      <style:text-properties style:font-name="Times New Roman" officeooo:rsid="0002955f" officeooo:paragraph-rsid="0002955f"/>
    </style:style>
    <style:style style:name="P5" style:family="paragraph" style:parent-style-name="Standard" style:list-style-name="L3">
      <style:paragraph-properties fo:text-align="start" style:justify-single-word="false"/>
      <style:text-properties style:font-name="Times New Roman" officeooo:rsid="0002955f" officeooo:paragraph-rsid="0002955f"/>
    </style:style>
    <style:style style:name="T1" style:family="text">
      <style:text-properties officeooo:rsid="0004f986"/>
    </style:style>
    <text:list-style style:name="L1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27cm" fo:text-indent="-0.307cm" fo:margin-left="1.27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07cm" fo:margin-left="3.81cm"/>
        </style:list-level-properties>
      </text:list-level-style-number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27cm" fo:text-indent="-0.307cm" fo:margin-left="1.27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07cm" fo:margin-left="3.81cm"/>
        </style:list-level-properties>
      </text:list-level-style-number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27cm" fo:text-indent="-0.307cm" fo:margin-left="1.27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07cm" fo:margin-left="3.81cm"/>
        </style:list-level-properties>
      </text:list-level-style-number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evice Discovery API</text:p>
      <text:p text:style-name="P1"/>
      <text:p text:style-name="P1"/>
      <text:list xml:id="list3837746543" text:style-name="L1">
        <text:list-item>
          <text:p text:style-name="P3">Version1:</text:p>
          <text:list>
            <text:list-item>
              <text:p text:style-name="P3">Base domain name:</text:p>
              <text:list>
                <text:list-item>
                  <text:p text:style-name="P3">Primary: api.domainName/v1/</text:p>
                </text:list-item>
                <text:list-item>
                  <text:p text:style-name="P3">Secondary: domainName/api/v1/ </text:p>
                </text:list-item>
              </text:list>
            </text:list-item>
            <text:list-item>
              <text:p text:style-name="P3">Parts:</text:p>
              <text:list>
                <text:list-item>
                  <text:p text:style-name="P3">Devices:</text:p>
                  <text:list>
                    <text:list-item>
                      <text:p text:style-name="P3">List of devices:</text:p>
                      <text:list>
                        <text:list-item>
                          <text:p text:style-name="P3">URL:</text:p>
                          <text:list>
                            <text:list-item>
                              <text:p text:style-name="P3">ApiBaseDomainName/devices</text:p>
                            </text:list-item>
                          </text:list>
                        </text:list-item>
                        <text:list-item>
                          <text:p text:style-name="P3">Methods:</text:p>
                          <text:list>
                            <text:list-item>
                              <text:p text:style-name="P3">GET</text:p>
                            </text:list-item>
                          </text:list>
                        </text:list-item>
                        <text:list-item>
                          <text:p text:style-name="P3">Permissions:</text:p>
                          <text:list>
                            <text:list-item>
                              <text:p text:style-name="P3">Everyone have permission to GET data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">Specific device details:</text:p>
                      <text:list>
                        <text:list-item>
                          <text:p text:style-name="P3">URL:</text:p>
                          <text:list>
                            <text:list-item>
                              <text:p text:style-name="P3">ApiBaseDomainName/devices/&lt;string:slug&gt;</text:p>
                            </text:list-item>
                          </text:list>
                        </text:list-item>
                        <text:list-item>
                          <text:p text:style-name="P3">Methods:</text:p>
                          <text:list>
                            <text:list-item>
                              <text:p text:style-name="P3">GET</text:p>
                            </text:list-item>
                          </text:list>
                        </text:list-item>
                        <text:list-item>
                          <text:p text:style-name="P3">Permissions:</text:p>
                          <text:list>
                            <text:list-item>
                              <text:p text:style-name="P3">Everyone have permission to GET data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">Add devices:</text:p>
                      <text:list>
                        <text:list-item>
                          <text:p text:style-name="P3">URL:</text:p>
                          <text:list>
                            <text:list-item>
                              <text:p text:style-name="P3">ApiBaseDomainName/devices/add/</text:p>
                            </text:list-item>
                          </text:list>
                        </text:list-item>
                        <text:list-item>
                          <text:p text:style-name="P3">Methods:</text:p>
                          <text:list>
                            <text:list-item>
                              <text:p text:style-name="P3">POST</text:p>
                            </text:list-item>
                          </text:list>
                        </text:list-item>
                        <text:list-item>
                          <text:p text:style-name="P3">Permissions:</text:p>
                          <text:list>
                            <text:list-item>
                              <text:p text:style-name="P3">Admins</text:p>
                            </text:list-item>
                            <text:list-item>
                              <text:p text:style-name="P3">SuperUsers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">Edit devices:</text:p>
                      <text:list>
                        <text:list-item>
                          <text:p text:style-name="P3">URL:</text:p>
                          <text:list>
                            <text:list-item>
                              <text:p text:style-name="P3">ApiBaseDomainName/devices/&lt;string:slug&gt;/edit/</text:p>
                            </text:list-item>
                          </text:list>
                        </text:list-item>
                        <text:list-item>
                          <text:p text:style-name="P3">Methods:</text:p>
                          <text:list>
                            <text:list-item>
                              <text:p text:style-name="P3">PATCH</text:p>
                            </text:list-item>
                          </text:list>
                        </text:list-item>
                        <text:list-item>
                          <text:p text:style-name="P3">Permissions:</text:p>
                          <text:list>
                            <text:list-item>
                              <text:p text:style-name="P3">admins</text:p>
                            </text:list-item>
                            <text:list-item>
                              <text:p text:style-name="P3">SuperUsers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">Delete devices:</text:p>
                      <text:list>
                        <text:list-item>
                          <text:p text:style-name="P3">URL: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text:style-name="L2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4">ApiBaseDomainName/devices/&lt;string:slug&gt;/delete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112208705694379" text:continue-list="list3837746543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3"><text:soft-page-break/>Methods:</text:p>
                          <text:list>
                            <text:list-item>
                              <text:p text:style-name="P3">DELETE</text:p>
                            </text:list-item>
                          </text:list>
                        </text:list-item>
                        <text:list-item>
                          <text:p text:style-name="P3">Permissions:</text:p>
                          <text:list>
                            <text:list-item>
                              <text:p text:style-name="P3">admins</text:p>
                            </text:list-item>
                            <text:list-item>
                              <text:p text:style-name="P3">SuperUsers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">Check devices:</text:p>
                      <text:list>
                        <text:list-item>
                          <text:p text:style-name="P3">URL: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text:style-name="L3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5">ApiBaseDomainName/devices/&lt;string:slug&gt;/check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text:continue-list="list112208705694379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3">Method:</text:p>
                          <text:list>
                            <text:list-item>
                              <text:p text:style-name="P3">PATCH</text:p>
                            </text:list-item>
                          </text:list>
                        </text:list-item>
                        <text:list-item>
                          <text:p text:style-name="P3">Permissions:</text:p>
                          <text:list>
                            <text:list-item>
                              <text:p text:style-name="P3">Validators</text:p>
                            </text:list-item>
                            <text:list-item>
                              <text:p text:style-name="P3">SuperUsers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3">Blogs:</text:p>
                </text:list-item>
                <text:list-item>
                  <text:p text:style-name="P3">Reviews:</text:p>
                </text:list-item>
                <text:list-item>
                  <text:p text:style-name="P3">Users:</text:p>
                </text:list-item>
              </text:list>
            </text:list-item>
          </text:list>
        </text:list-item>
      </text:list>
      <text:p text:style-name="P2"><text:tab/><text:tab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tarSymbol" svg:font-family="StarSymbol"/>
    <style:font-face style:name="Tahoma" svg:font-family="Tahoma" style:font-family-generic="swiss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Tahoma1" style:font-size-complex="12pt" style:language-complex="fa" style:country-complex="IR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Tahoma1" style:font-size-complex="12pt" style:language-complex="fa" style:country-complex="IR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Tahoma" style:font-family-complex="Tahoma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" style:font-family-complex="Tahoma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3T10:23:45.869000000</meta:creation-date>
    <dc:date>2024-11-23T11:22:06.927000000</dc:date>
    <meta:editing-duration>PT56M43S</meta:editing-duration>
    <meta:editing-cycles>2</meta:editing-cycles>
    <meta:generator>LibreOffice/7.6.0.3$Windows_X86_64 LibreOffice_project/69edd8b8ebc41d00b4de3915dc82f8f0fc3b6265</meta:generator>
    <meta:document-statistic meta:table-count="0" meta:image-count="0" meta:object-count="0" meta:page-count="2" meta:paragraph-count="57" meta:word-count="135" meta:character-count="878" meta:non-whitespace-character-count="851"/>
  </office:meta>
</office:document-meta>
</file>